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4173457529B65C6C1D6.png" manifest:media-type="image/png"/>
  <manifest:file-entry manifest:full-path="Pictures/10000001000005B800000417D96880D460E7324B.png" manifest:media-type="image/png"/>
  <manifest:file-entry manifest:full-path="Pictures/10000001000005B8000004176F16921EE94A62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238cm" svg:y="0.102cm" svg:width="17cm" svg:height="12.157cm" draw:z-index="0"><draw:image xlink:href="Pictures/10000001000005B8000004176F16921EE94A62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265cm" svg:y="-0.767cm" svg:width="17cm" svg:height="12.157cm" draw:z-index="1"><draw:image xlink:href="Pictures/10000001000005B800000417D96880D460E7324B.png" xlink:type="simple" xlink:show="embed" xlink:actuate="onLoad" draw:mime-type="image/png"/></draw:frame><draw:frame draw:style-name="fr1" draw:name="Image3" text:anchor-type="char" svg:x="0.423cm" svg:y="13.427cm" svg:width="17cm" svg:height="12.157cm" draw:z-index="2"><draw:image xlink:href="Pictures/10000001000005B8000004173457529B65C6C1D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29:13.596643055</meta:creation-date>
    <dc:date>2023-10-25T15:30:40.463226712</dc:date>
    <meta:editing-duration>PT1M2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